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2.2402in" style:use-optimal-column-width="false"/>
    </style:style>
    <style:style style:name="TableColumn5" style:family="table-column">
      <style:table-column-properties style:column-width="2.2395in" style:use-optimal-column-width="false"/>
    </style:style>
    <style:style style:name="TableColumn6" style:family="table-column">
      <style:table-column-properties style:column-width="2.2395in" style:use-optimal-column-width="false"/>
    </style:style>
    <style:style style:name="Table3" style:family="table">
      <style:table-properties style:width="6.7194in" fo:margin-left="0in" table:align="left"/>
    </style:style>
    <style:style style:name="TableRow7" style:family="table-row">
      <style:table-row-properties style:min-row-height="0.184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Row14" style:family="table-row">
      <style:table-row-properties style:min-row-height="0.184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min-row-height="0.177in"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min-row-height="0.184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min-row-height="0.177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min-row-height="0.184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min-row-height="0.184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min-row-height="0.17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min-row-height="0.184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min-row-height="0.17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min-row-height="0.184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min-row-height="0.184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min-row-height="0.177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min-row-height="0.184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min-row-height="0.17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min-row-height="0.184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min-row-height="0.184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Row126" style:family="table-row">
      <style:table-row-properties style:min-row-height="0.177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min-row-height="0.184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min-row-height="0.177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min-row-height="0.1909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P154" style:parent-style-name="Listenabsatz" style:list-style-name="LFO1" style:family="paragraph"/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5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6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76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87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4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5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3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5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5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5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6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265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7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3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8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8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8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0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0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0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0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4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2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8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3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332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333" style:parent-style-name="Standard" style:family="paragraph">
      <style:text-properties fo:font-weight="bold" style:font-weight-asian="bold" style:font-weight-complex="bold"/>
    </style:style>
    <style:style style:name="P33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DBWT-Dossier</text:p>
      <text:p text:style-name="Textbody">Zeiterfassungstabelle<text:tab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ufgabe</text:p>
          </table:table-cell>
          <table:table-cell table:style-name="TableCell10">
            <text:p text:style-name="P11">Geschätzte Zeit</text:p>
          </table:table-cell>
          <table:table-cell table:style-name="TableCell12">
            <text:p text:style-name="P13">Benötigte Zeit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2min</text:p>
          </table:table-cell>
          <table:table-cell table:style-name="TableCell19">
            <text:p text:style-name="P20">2min</text:p>
          </table:table-cell>
        </table:table-row>
        <table:table-row table:style-name="TableRow21">
          <table:table-cell table:style-name="TableCell22">
            <text:p text:style-name="P23">2</text:p>
          </table:table-cell>
          <table:table-cell table:style-name="TableCell24">
            <text:p text:style-name="P25">-</text:p>
          </table:table-cell>
          <table:table-cell table:style-name="TableCell26">
            <text:p text:style-name="P27">-</text:p>
          </table:table-cell>
        </table:table-row>
        <table:table-row table:style-name="TableRow28">
          <table:table-cell table:style-name="TableCell29">
            <text:p text:style-name="P30">3</text:p>
          </table:table-cell>
          <table:table-cell table:style-name="TableCell31">
            <text:p text:style-name="P32">3min</text:p>
          </table:table-cell>
          <table:table-cell table:style-name="TableCell33">
            <text:p text:style-name="P34">3min</text:p>
          </table:table-cell>
        </table:table-row>
        <table:table-row table:style-name="TableRow35">
          <table:table-cell table:style-name="TableCell36">
            <text:p text:style-name="P37">4</text:p>
          </table:table-cell>
          <table:table-cell table:style-name="TableCell38">
            <text:p text:style-name="P39">45min</text:p>
          </table:table-cell>
          <table:table-cell table:style-name="TableCell40">
            <text:p text:style-name="P41">90min</text:p>
          </table:table-cell>
        </table:table-row>
        <table:table-row table:style-name="TableRow42">
          <table:table-cell table:style-name="TableCell43">
            <text:p text:style-name="P44">5</text:p>
          </table:table-cell>
          <table:table-cell table:style-name="TableCell45">
            <text:p text:style-name="P46">20min</text:p>
          </table:table-cell>
          <table:table-cell table:style-name="TableCell47">
            <text:p text:style-name="P48">15min</text:p>
          </table:table-cell>
        </table:table-row>
        <table:table-row table:style-name="TableRow49">
          <table:table-cell table:style-name="TableCell50">
            <text:p text:style-name="P51">6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7</text:p>
          </table:table-cell>
          <table:table-cell table:style-name="TableCell59">
            <text:p text:style-name="P60">3min</text:p>
          </table:table-cell>
          <table:table-cell table:style-name="TableCell61">
            <text:p text:style-name="P62">3min</text:p>
          </table:table-cell>
        </table:table-row>
        <table:table-row table:style-name="TableRow63">
          <table:table-cell table:style-name="TableCell64">
            <text:p text:style-name="P65">8a</text:p>
          </table:table-cell>
          <table:table-cell table:style-name="TableCell66">
            <text:p text:style-name="P67">10min</text:p>
          </table:table-cell>
          <table:table-cell table:style-name="TableCell68">
            <text:p text:style-name="P69">25min</text:p>
          </table:table-cell>
        </table:table-row>
        <table:table-row table:style-name="TableRow70">
          <table:table-cell table:style-name="TableCell71">
            <text:p text:style-name="P72">8b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9</text:p>
          </table:table-cell>
          <table:table-cell table:style-name="TableCell80">
            <text:p text:style-name="P81">45min</text:p>
          </table:table-cell>
          <table:table-cell table:style-name="TableCell82">
            <text:p text:style-name="P83">120min</text:p>
          </table:table-cell>
        </table:table-row>
        <table:table-row table:style-name="TableRow84">
          <table:table-cell table:style-name="TableCell85">
            <text:p text:style-name="P86">10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2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13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4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5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6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17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18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9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</table:table>
      <text:p text:style-name="Standard"/>
      <text:p text:style-name="Standard"/>
      <text:p text:style-name="Standard"/>
      <text:p text:style-name="Standard">Gründe für Abweichung zwischen geschätzte und benötigte Zeit:</text:p>
      <text:list text:style-name="LFO1" text:continue-numbering="true">
        <text:list-item>
          <text:p text:style-name="P154">Aufwand der Aufgaben unterschätzt.</text:p>
        </text:list-item>
      </text:list>
      <text:p text:style-name="Standard"/>
      <text:p text:style-name="Standard"/>
      <text:p text:style-name="Standard"/>
      <text:p text:style-name="Standard"/>
      <text:p text:style-name="P155">Aufgabe 9 (Dokumentation<text:s/>der CSS-Eigenschaften):</text:p>
      <text:p text:style-name="P156"/>
      <text:p text:style-name="P157"><text:span text:style-name="T158">.</text:span><text:span text:style-name="T159">elektro</text:span><text:span text:style-name="T160">{</text:span><text:span text:style-name="T161"><text:s/></text:span><text:span text:style-name="T162"><text:line-break/></text:span><text:span text:style-name="T163"><text:line-break/><text:s text:c="4"/></text:span><text:span text:style-name="T164">font-weight</text:span><text:span text:style-name="T165">:<text:s/></text:span><text:span text:style-name="T166">bold</text:span><text:span text:style-name="T167">;</text:span><text:span text:style-name="T168"><text:s/>// Der Text soll auf der ganzen Seite fett dargestellt werden</text:span><text:span text:style-name="T169"><text:line-break/><text:s text:c="4"/></text:span><text:span text:style-name="T170">margin-right</text:span><text:span text:style-name="T171">:</text:span><text:span text:style-name="T172">475</text:span><text:span text:style-name="T173">px</text:span><text:span text:style-name="T174">;</text:span><text:span text:style-name="T175"><text:s/>// Der Inhalt der Seite wird am linken Rand ausgerichtet und <text:s/></text:span></text:p>
      <text:p text:style-name="P176"><text:span text:style-name="T177"><text:s text:c="27"/>475<text:s/></text:span><text:span text:style-name="T178">Pixel</text:span><text:span text:style-name="T179"><text:s/>vom rechten Rand entfernt. <text:s/></text:span><text:span text:style-name="T180"><text:line-break/><text:s text:c="4"/></text:span><text:span text:style-name="T181">border-bottom</text:span><text:span text:style-name="T182">:<text:s/></text:span><text:span text:style-name="T183">1</text:span><text:span text:style-name="T184">px solid darkorange</text:span><text:span text:style-name="T185">;</text:span><text:span text:style-name="T186"><text:s/>// 1 Pixel dichte, sichtbare und darkorange <text:s/></text:span></text:p>
      <text:p text:style-name="P187"><text:span text:style-name="T188"><text:s text:c="45"/>Linie vor dem footer</text:span><text:span text:style-name="T189"><text:line-break/>}</text:span><text:span text:style-name="T190"><text:line-break/></text:span><text:soft-page-break/><text:span text:style-name="T191"><text:line-break/></text:span><text:span text:style-name="T192">#etabelle</text:span><text:span text:style-name="T193">{</text:span><text:span text:style-name="T194"><text:line-break/><text:s text:c="4"/></text:span><text:span text:style-name="T195">border</text:span><text:span text:style-name="T196">:<text:s/></text:span><text:span text:style-name="T197">1</text:span><text:span text:style-name="T198">px solid darkorange</text:span><text:span text:style-name="T199">;</text:span><text:span text:style-name="T200"><text:s/>// Tabellenrahmen setzen</text:span><text:span text:style-name="T201"><text:line-break/><text:s text:c="4"/></text:span><text:span text:style-name="T202">margin-left</text:span><text:span text:style-name="T203">:<text:s/></text:span><text:span text:style-name="T204">75</text:span><text:span text:style-name="T205">px</text:span><text:span text:style-name="T206">;</text:span><text:span text:style-name="T207"><text:s text:c="2"/></text:span><text:span text:style-name="T208"><text:tab/>//Freiraum links erstellen</text:span><text:span text:style-name="T209"><text:line-break/><text:s text:c="4"/></text:span><text:span text:style-name="T210">margin-right</text:span><text:span text:style-name="T211">:<text:s/></text:span><text:span text:style-name="T212">75</text:span><text:span text:style-name="T213">px</text:span><text:span text:style-name="T214">;</text:span><text:span text:style-name="T215"><text:s text:c="2"/>//Freiraum rechts erstellen</text:span><text:span text:style-name="T216"><text:line-break/>}</text:span><text:span text:style-name="T217"><text:line-break/></text:span><text:span text:style-name="T218"><text:line-break/>.</text:span><text:span text:style-name="T219">must-be-orange</text:span><text:span text:style-name="T220">{</text:span><text:span text:style-name="T221"><text:line-break/><text:s text:c="4"/></text:span><text:span text:style-name="T222">background-color</text:span><text:span text:style-name="T223">:<text:s/></text:span><text:span text:style-name="T224">lemonchiffon</text:span><text:span text:style-name="T225">;</text:span><text:span text:style-name="T226"><text:s/>//erste und dritte Reihen der Tabelle colorieren</text:span><text:span text:style-name="T227"><text:line-break/></text:span><text:span text:style-name="T228"><text:line-break/>}</text:span><text:span text:style-name="T229"><text:line-break/></text:span><text:span text:style-name="T230"><text:line-break/></text:span><text:span text:style-name="T231">#link</text:span><text:span text:style-name="T232">{</text:span><text:span text:style-name="T233"><text:line-break/><text:s text:c="4"/></text:span><text:span text:style-name="T234">color</text:span><text:span text:style-name="T235">:</text:span><text:span text:style-name="T236">orange</text:span><text:span text:style-name="T237">;</text:span><text:span text:style-name="T238"><text:s text:c="3"/>// Der Link „Tabelle“ muss orange sein<text:s/></text:span><text:span text:style-name="T239"><text:line-break/><text:s text:c="4"/></text:span><text:span text:style-name="T240">text-decoration</text:span><text:span text:style-name="T241">:</text:span><text:span text:style-name="T242">none</text:span><text:span text:style-name="T243">;</text:span><text:span text:style-name="T244"><text:s/>// Der Link „Tabelle“ muss keinen Unterstrich haben</text:span><text:span text:style-name="T245"><text:line-break/>}</text:span><text:span text:style-name="T246"><text:line-break/></text:span><text:span text:style-name="T247"><text:line-break/>.</text:span><text:span text:style-name="T248">center</text:span><text:span text:style-name="T249">{</text:span><text:span text:style-name="T250"><text:line-break/><text:s text:c="4"/></text:span><text:span text:style-name="T251">margin-left</text:span><text:span text:style-name="T252">:<text:s/></text:span><text:span text:style-name="T253">75</text:span><text:span text:style-name="T254">px</text:span><text:span text:style-name="T255">;</text:span><text:span text:style-name="T256"><text:s text:c="2"/>// 75 Pixel Freiraum links vom Text nach der Tabelle erstellen</text:span><text:span text:style-name="T257"><text:line-break/><text:s text:c="4"/></text:span><text:span text:style-name="T258">margin-right</text:span><text:span text:style-name="T259">:</text:span><text:span text:style-name="T260">auto</text:span><text:span text:style-name="T261">;</text:span><text:span text:style-name="T262"><text:s text:c="2"/>//<text:s/></text:span><text:span text:style-name="T263">möglichst</text:span><text:span text:style-name="T264"><text:s/>viel Freiraum rechts vom Text nach der Tabelle<text:s/></text:span></text:p>
      <text:p text:style-name="P265"><text:span text:style-name="T266"><text:tab/></text:span><text:span text:style-name="T267"><text:tab/></text:span><text:span text:style-name="T268"><text:tab/>erstellen</text:span><text:span text:style-name="T269"><text:line-break/><text:s text:c="4"/></text:span><text:span text:style-name="T270">text-align</text:span><text:span text:style-name="T271">:<text:s/></text:span><text:span text:style-name="T272">center</text:span><text:span text:style-name="T273">;</text:span><text:span text:style-name="T274"><text:s/>// Text zentrieren<text:s/></text:span><text:span text:style-name="T275"><text:line-break/>}</text:span><text:span text:style-name="T276"><text:line-break/></text:span><text:span text:style-name="T277"><text:line-break/></text:span><text:span text:style-name="T278">footer</text:span><text:span text:style-name="T279">{</text:span><text:span text:style-name="T280"><text:line-break/><text:s text:c="4"/></text:span><text:span text:style-name="T281">margin-right</text:span><text:span text:style-name="T282">:</text:span><text:span text:style-name="T283">475</text:span><text:span text:style-name="T284">px</text:span><text:span text:style-name="T285">;</text:span><text:span text:style-name="T286"><text:s/>// 475 Pixel Freiraum rechts vom footer erstellen</text:span><text:span text:style-name="T287"><text:line-break/><text:s text:c="4"/></text:span><text:span text:style-name="T288">text-align</text:span><text:span text:style-name="T289">:<text:s/></text:span><text:span text:style-name="T290">right</text:span><text:span text:style-name="T291">;</text:span><text:span text:style-name="T292"><text:s text:c="2"/>// Textinhalt des footers rechtsbündig ausrichten<text:s/></text:span><text:span text:style-name="T293"><text:line-break/>}</text:span><text:span text:style-name="T294"><text:line-break/></text:span><text:span text:style-name="T295"><text:line-break/></text:span><text:span text:style-name="T296">footer li</text:span><text:span text:style-name="T297">{</text:span><text:span text:style-name="T298"><text:line-break/><text:s text:c="4"/></text:span><text:span text:style-name="T299">display</text:span><text:span text:style-name="T300">:<text:s/></text:span><text:span text:style-name="T301">inline</text:span><text:span text:style-name="T302">;</text:span><text:span text:style-name="T303"><text:s/>// Elemente der Liste vertikal ausbreiten</text:span><text:span text:style-name="T304"><text:line-break/><text:s text:c="4"/></text:span><text:span text:style-name="T305">padding-left</text:span><text:span text:style-name="T306">:</text:span><text:span text:style-name="T307">10</text:span><text:span text:style-name="T308">px</text:span><text:span text:style-name="T309">;</text:span><text:span text:style-name="T310"><text:s/>// 10 Pixel frei links von jedem Listenelement freilassen.</text:span><text:span text:style-name="T311"><text:line-break/><text:s text:c="4"/></text:span><text:span text:style-name="T312">padding-right</text:span><text:span text:style-name="T313">:</text:span><text:span text:style-name="T314">10</text:span><text:span text:style-name="T315">px</text:span><text:span text:style-name="T316">;</text:span><text:span text:style-name="T317"><text:s/>//10 Pixel frei<text:s/></text:span><text:span text:style-name="T318">rechts</text:span><text:span text:style-name="T319"><text:s/>von jedem Listenelement freilassen.</text:span><text:span text:style-name="T320"><text:line-break/>}</text:span><text:span text:style-name="T321"><text:line-break/></text:span><text:span text:style-name="T322"><text:line-break/>.</text:span><text:span text:style-name="T323">footerlink</text:span><text:span text:style-name="T324">{</text:span><text:span text:style-name="T325"><text:line-break/><text:s text:c="4"/></text:span><text:span text:style-name="T326">border-right</text:span><text:span text:style-name="T327">:<text:s/></text:span><text:span text:style-name="T328">2</text:span><text:span text:style-name="T329">px solid darkorange</text:span><text:span text:style-name="T330">;</text:span><text:span text:style-name="T331"><text:s/>// ein 2 Pixel dichter Trennstrich nach jedem<text:s/></text:span></text:p>
      <text:p text:style-name="P332"><text:tab/><text:tab/><text:tab/><text:tab/><text:tab/>der 3 ersten Listenelementen des footers.<text:line-break/>}</text:p>
      <text:p text:style-name="P333"/>
      <text:p text:style-name="P33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old Kamdem</dc:creator>
    <meta:creation-date>2009-04-16T11:32:00Z</meta:creation-date>
    <dc:date>2020-10-21T12:58:00Z</dc:date>
    <meta:template xlink:href="Normal" xlink:type="simple"/>
    <meta:editing-cycles>1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279" meta:character-count="2039" meta:row-count="14" meta:non-whitespace-character-count="1764"/>
  </office:meta>
</office:document-meta>
</file>